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655,300,872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528,630,707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468,377,272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419,394,771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673,973,694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678,841,811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604,779,648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813,752,784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881,214,370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,056,126,701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,393,437,82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,185,874,623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908,167,105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785,847,531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,723,750,0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464,326,16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168,269,23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077,413,479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005,159,388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109,098,657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3:51:09.234831173</dc:date>
    <meta:editing-duration>PT5H43M15S</meta:editing-duration>
    <meta:editing-cycles>145</meta:editing-cycles>
    <meta:generator>LibreOffice/7.2.6.2$Linux_X86_64 LibreOffice_project/20$Build-2</meta:generator>
    <meta:document-statistic meta:table-count="1" meta:cell-count="48" meta:object-count="0"/>
  </office:meta>
</office:document-meta>
</file>